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fbe5a" officeooo:paragraph-rsid="000fbe5a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fo:font-size="11pt" style:font-size-asian="10pt" style:font-size-complex="11pt"/>
    </style:style>
    <style:style style:name="gr1" style:family="graphic">
      <style:graphic-properties svg:stroke-width="0.019cm" svg:stroke-color="#000000" draw:marker-start="" draw:marker-start-width="0.3cm" draw:marker-end="Arrow_20_short" draw:marker-end-width="0.3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9cm" svg:stroke-color="#000000" draw:marker-start="Arrow_20_short" draw:marker-start-width="0.3cm" draw:marker-end-width="0.37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9cm" svg:stroke-color="#000000" draw:marker-start-width="0.379cm" draw:marker-end="Arrow_20_short" draw:marker-end-width="0.33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19cm" svg:stroke-color="#000000" draw:marker-start-width="0.381cm" draw:marker-end="Arrow_20_short" draw:marker-end-width="0.3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19cm" svg:stroke-color="#000000" draw:marker-start-width="0.381cm" draw:marker-end="Arrowheads_20_1" draw:marker-end-width="0.3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solid" svg:stroke-width="0.019cm" svg:stroke-color="#000000" draw:marker-start-width="0.381cm" draw:marker-end-width="0.381cm" draw:fill="none" draw:fill-color="#ffffff" draw:textarea-vertical-align="middle" fo:min-height="1.05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solid" svg:stroke-width="0.019cm" svg:stroke-color="#000000" draw:marker-start-width="0.381cm" draw:marker-end-width="0.381cm" draw:fill="none" draw:fill-color="#ffffff" draw:textarea-vertical-align="middle" fo:min-height="1.05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8" style:family="graphic">
      <style:graphic-properties draw:stroke="solid" svg:stroke-width="0.019cm" svg:stroke-color="#000000" draw:marker-start-width="0.381cm" draw:marker-end-width="0.381cm" draw:fill="none" draw:fill-color="#ffffff" draw:textarea-vertical-align="middle" fo:min-height="1.05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solid" svg:stroke-width="0.019cm" svg:stroke-color="#000000" draw:marker-start-width="0.381cm" draw:marker-end-width="0.381cm" draw:fill="none" draw:fill-color="#ffffff" draw:textarea-vertical-align="middle" fo:min-height="1.05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draw:stroke="solid" svg:stroke-width="0.019cm" svg:stroke-color="#000000" draw:marker-start-width="0.381cm" draw:marker-end-width="0.381cm" draw:fill="none" draw:fill-color="#ffffff" draw:textarea-vertical-align="middle" fo:min-height="1.05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draw:stroke="solid" svg:stroke-width="0.019cm" svg:stroke-color="#000000" draw:marker-start-width="0.381cm" draw:marker-end-width="0.381cm" draw:fill="none" draw:fill-color="#ffffff" draw:textarea-vertical-align="middle" fo:min-height="1.053cm" fo:padding-top="-0.04cm" fo:padding-bottom="-0.04cm" fo:padding-left="-0.04cm" fo:padding-right="-0.0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2" style:family="graphic">
      <style:graphic-properties svg:stroke-width="0.049cm" svg:stroke-color="#000000" draw:marker-start-width="0.427cm" draw:marker-end-width="0.427cm" draw:fill-color="#ffffff" draw:textarea-horizontal-align="justify" draw:textarea-vertical-align="middle" draw:auto-grow-height="false" fo:min-height="0.997cm" fo:min-width="1.4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3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6.401cm" fo:min-width="6.5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><draw:custom-shape text:anchor-type="paragraph" draw:z-index="0" draw:name="Shape1" draw:style-name="gr13" draw:text-style-name="P7" svg:width="9.427cm" svg:height="9.192cm" svg:x="4.295cm" svg:y="0.30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Standard"/>
      <text:p text:style-name="Standard"/>
      <text:p text:style-name="Standard"><draw:frame text:anchor-type="paragraph" draw:z-index="2" draw:name="Shape3" draw:style-name="gr11" draw:text-style-name="P4" svg:width="2.386cm" svg:height="0.973cm" svg:x="6.144cm" svg:y="0.245cm"><draw:text-box><text:p text:style-name="P3"><text:span text:style-name="T1">Unternehmen verstehen</text:span></text:p></draw:text-box></draw:frame><draw:frame text:anchor-type="paragraph" draw:z-index="3" draw:name="Shape3_0" draw:style-name="gr10" draw:text-style-name="P4" svg:width="2.386cm" svg:height="0.973cm" svg:x="9.377cm" svg:y="0.233cm"><draw:text-box><text:p text:style-name="P3"><text:span text:style-name="T1">Daten verstehen</text:span></text:p></draw:text-box></draw:frame></text:p>
      <text:p text:style-name="Standard"><draw:line text:anchor-type="paragraph" draw:z-index="14" draw:name="Shape7_0" draw:style-name="gr2" draw:text-style-name="P2" svg:x1="9.366cm" svg:y1="0.018cm" svg:x2="8.528cm" svg:y2="0.029cm"><text:p/></draw:line><draw:line text:anchor-type="paragraph" draw:z-index="15" draw:name="Shape7_1" draw:style-name="gr1" draw:text-style-name="P2" svg:x1="9.377cm" svg:y1="0.404cm" svg:x2="8.539cm" svg:y2="0.415cm"><text:p/></draw:line></text:p>
      <text:p text:style-name="Standard"><draw:path text:anchor-type="paragraph" draw:z-index="10" draw:name="Shape4_0" draw:style-name="gr4" draw:text-style-name="P2" svg:width="4.905cm" svg:height="1.743cm" draw:transform="rotate (2.17171318825654) translate (8.71361111031608cm 5.27579166721165cm)" svg:viewBox="0 0 4906 1744" svg:d="M0 0c2686 0 4906 1744 4906 1744"><text:p/></draw:path><draw:path text:anchor-type="paragraph" draw:z-index="13" draw:name="Shape9" draw:style-name="gr3" draw:text-style-name="P2" svg:width="0.82cm" svg:height="0.768cm" draw:transform="skewX (-0.235444916094035) rotate (-0.324805773796145) translate (11.1442500002188cm 0.231069442002219cm)" svg:viewBox="0 0 821 769" svg:d="M0 0c818 0 814 769 814 769l7-2"><text:p/></draw:path></text:p>
      <text:p text:style-name="Standard"/>
      <text:p text:style-name="Standard"><draw:frame text:anchor-type="paragraph" draw:z-index="4" draw:name="Shape3_1" draw:style-name="gr9" draw:text-style-name="P4" svg:width="2.386cm" svg:height="0.973cm" svg:x="10.465cm" svg:y="0.305cm"><draw:text-box><text:p text:style-name="P3"><text:span text:style-name="T1">Daten vorbereiten</text:span></text:p></draw:text-box></draw:frame></text:p>
      <text:p text:style-name="Standard"><draw:custom-shape text:anchor-type="paragraph" draw:z-index="1" draw:name="Shape2" draw:style-name="gr12" draw:text-style-name="P6" svg:width="1.528cm" svg:height="1.673cm" svg:x="8.304cm" svg:y="0.462cm"><text:p text:style-name="P5"><text:span text:style-name="T2">Daten</text:span></text:p>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<draw:equation draw:name="f0" draw:formula="$0 *2/4"/><draw:equation draw:name="f1" draw:formula="?f0 *6/11"/><draw:equation draw:name="f2" draw:formula="?f0 -?f1 "/><draw:equation draw:name="f3" draw:formula="21600-?f0 "/><draw:equation draw:name="f4" draw:formula="?f3 +?f1 "/><draw:equation draw:name="f5" draw:formula="?f0 +?f1 "/><draw:equation draw:name="f6" draw:formula="$0 *2/2"/><draw:equation draw:name="f7" draw:formula="44"/><draw:handle draw:handle-position="?f7 $0" draw:handle-range-y-minimum="0" draw:handle-range-y-maximum="10800"/></draw:enhanced-geometry></draw:custom-shape></text:p>
      <text:p text:style-name="P1"><draw:frame text:anchor-type="paragraph" draw:z-index="7" draw:name="Shape3_4" draw:style-name="gr6" draw:text-style-name="P4" svg:width="2.386cm" svg:height="0.973cm" svg:x="4.833cm" svg:y="0.335cm"><draw:text-box><text:p text:style-name="P3"><text:span text:style-name="T1">Einsetzen</text:span></text:p></draw:text-box></draw:frame><draw:line text:anchor-type="paragraph" draw:z-index="11" draw:name="Shape7" draw:style-name="gr2" draw:text-style-name="P2" svg:x1="11.185cm" svg:y1="0.303cm" svg:x2="11.185cm" svg:y2="1.271cm"><text:p/></draw:line><draw:line text:anchor-type="paragraph" draw:z-index="12" draw:name="Shape8" draw:style-name="gr2" draw:text-style-name="P2" svg:x1="12.218cm" svg:y1="1.271cm" svg:x2="12.218cm" svg:y2="0.303cm"><text:p/></draw:line>­</text:p>
      <text:p text:style-name="Standard"/>
      <text:p text:style-name="Standard"><draw:frame text:anchor-type="paragraph" draw:z-index="5" draw:name="Shape3_2" draw:style-name="gr8" draw:text-style-name="P4" svg:width="2.386cm" svg:height="0.973cm" svg:x="10.479cm" svg:y="0.298cm"><draw:text-box><text:p text:style-name="P3"><text:span text:style-name="T1">Modellieren</text:span></text:p></draw:text-box></draw:frame><draw:path text:anchor-type="paragraph" draw:z-index="8" draw:name="Shape5" draw:style-name="gr5" draw:text-style-name="P2" svg:width="2.208cm" svg:height="2.181cm" draw:transform="skewX (-0.0513126800086333) rotate (3.00458430730824) translate (7.96395833333334cm 2.81163888888889cm)" svg:viewBox="0 0 2209 2182" svg:d="M0 0c2207 0 2209 2182 2209 2182"><text:p/></draw:path></text:p>
      <text:p text:style-name="Standard"/>
      <text:p text:style-name="Standard"><draw:path text:anchor-type="paragraph" draw:z-index="9" draw:name="Shape6" draw:style-name="gr5" draw:text-style-name="P2" svg:width="1.711cm" svg:height="1.355cm" draw:transform="rotate (-1.63642070666988) translate (11.8127638930368cm 0.296333333605929cm)" svg:viewBox="0 0 1712 1356" svg:d="M0 0c1400 0 1699 1356 1699 1356l13-1"><text:p/></draw:path></text:p>
      <text:p text:style-name="Standard"/>
      <text:p text:style-name="Standard"><draw:frame text:anchor-type="paragraph" draw:z-index="6" draw:name="Shape3_3" draw:style-name="gr7" draw:text-style-name="P4" svg:width="2.386cm" svg:height="0.973cm" svg:x="7.964cm" svg:y="0.407cm"><draw:text-box><text:p text:style-name="P3"><text:span text:style-name="T1">Evaluieren</text:span></text:p></draw:text-box></draw:frame>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_20_short" draw:display-name="Arrow short" svg:viewBox="0 7 20 13" svg:d="M0 20l10-13 10 13z"/>
    <draw:marker draw:name="Arrowheads_20_1" draw:display-name="Arrowheads 1" svg:viewBox="0 7 20 13" svg:d="M0 20l10-13 10 13z"/>
    <draw:marker draw:name="Arrowheads_20_2" draw:display-name="Arrowheads 2" svg:viewBox="0 826 1131 754" svg:d="M566 826l-566 754 114-85 136-68 148-46 161-17 161 13 153 46 140 68 118 89z"/>
    <draw:marker draw:name="Arrowheads_20_3" draw:display-name="Arrowheads 3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3T14:21:00.042091715</meta:creation-date>
    <dc:date>2021-02-03T14:37:56.982117603</dc:date>
    <meta:editing-duration>PT6M46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7.0.3.1$Linux_X86_64 LibreOffice_project/00$Build-1</meta:generator>
  </office:meta>
</office:document-meta>
</file>